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A54000000F23D820989.svm" manifest:media-type=""/>
  <manifest:file-entry manifest:full-path="Pictures/20000001000009960000035EEA9B876F.svm" manifest:media-type=""/>
  <manifest:file-entry manifest:full-path="Pictures/20000001000008E90000035E701B14EC.svm" manifest:media-type=""/>
  <manifest:file-entry manifest:full-path="Pictures/200000010000009900000294150CBCD5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|c|c|c|c|}&#10;\cline{2-5}&#10;&amp;&amp;&amp;1&amp;\\&#10;\cline{2-5}&#10;&amp;&amp;1&amp;1&amp;1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TexMathsArgs="14§latex§\begin{table}&#10;\begin{tabular}{c}&#10;0\\&#10;1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latex§\begin{table}&#10;\begin{tabular}{cccc}&#10;00&amp;01&amp;11&amp;10\\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7" style:family="graphic" style:parent-style-name="standard">
      <style:graphic-properties TexMathsArgs="14§latex§\begin{table}&#10;\begin{tabular}{c|c|c|c|c|}&#10;\cline{2-5}&#10;&amp;&amp;1&amp;&amp;1\\&#10;\cline{2-5}&#10;&amp;1&amp;&amp;1&amp;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192cm" svg:height="1.205cm" svg:x="1.634cm" svg:y="1.843cm">
          <draw:image xlink:href="Pictures/20000001000008E90000035E701B14EC.svm" xlink:type="simple" xlink:show="embed" xlink:actuate="onLoad">
            <text:p/>
          </draw:image>
        </draw:frame>
        <draw:custom-shape draw:style-name="gr2" draw:text-style-name="P1" draw:layer="layout" svg:width="0.254cm" svg:height="3.048cm" draw:transform="rotate (1.5707963267946) translate (1.651cm 1.39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-0.254cm" svg:height="-1.143cm" svg:x="1.143cm" svg:y="3.04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layer="layout" svg:width="0.426cm" svg:height="0.469cm" svg:x="0.374cm" svg:y="2.15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611cm" svg:height="0.469cm" svg:x="2.959cm" svg:y="0.63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0.213cm" svg:height="1.016cm" svg:x="1.185cm" svg:y="1.97cm">
          <draw:image xlink:href="Pictures/200000010000009900000294150CBCD5.svm" xlink:type="simple" xlink:show="embed" xlink:actuate="onLoad">
            <text:p/>
          </draw:image>
        </draw:frame>
        <draw:frame draw:style-name="gr5" draw:text-style-name="P1" draw:layer="layout" svg:width="2.622cm" svg:height="0.337cm" svg:x="1.906cm" svg:y="1.379cm">
          <draw:image xlink:href="Pictures/2000000100000A54000000F23D820989.svm" xlink:type="simple" xlink:show="embed" xlink:actuate="onLoad">
            <text:p/>
          </draw:image>
        </draw:frame>
        <draw:custom-shape draw:style-name="gr6" draw:text-style-name="P1" draw:layer="layout" svg:width="0.381cm" svg:height="1.016cm" svg:x="3.34cm" svg:y="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381cm" svg:height="1.524cm" draw:transform="rotate (1.5707963267946) translate (3.302cm 2.7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762cm" svg:height="1.397cm" draw:transform="rotate (1.5707963267946) translate (2.413cm 3.04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0.426cm" svg:height="0.469cm" svg:x="0.463cm" svg:y="4.86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611cm" svg:height="0.469cm" svg:x="2.921cm" svg:y="3.34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0.213cm" svg:height="1.016cm" svg:x="1.27cm" svg:y="4.572cm">
          <draw:image xlink:href="Pictures/200000010000009900000294150CBCD5.svm" xlink:type="simple" xlink:show="embed" xlink:actuate="onLoad">
            <text:p/>
          </draw:image>
        </draw:frame>
        <draw:frame draw:style-name="gr5" draw:text-style-name="P1" draw:layer="layout" svg:width="2.622cm" svg:height="0.337cm" svg:x="1.868cm" svg:y="4.046cm">
          <draw:image xlink:href="Pictures/2000000100000A54000000F23D820989.svm" xlink:type="simple" xlink:show="embed" xlink:actuate="onLoad">
            <text:p/>
          </draw:image>
        </draw:frame>
        <draw:frame draw:style-name="gr7" draw:text-style-name="P1" draw:layer="layout" svg:width="3.175cm" svg:height="1.205cm" svg:x="1.651cm" svg:y="4.51cm">
          <draw:image xlink:href="Pictures/20000001000009960000035EEA9B876F.svm" xlink:type="simple" xlink:show="embed" xlink:actuate="onLoad">
            <text:p/>
          </draw:image>
        </draw:frame>
        <draw:custom-shape draw:style-name="gr2" draw:text-style-name="P1" draw:layer="layout" svg:width="0.254cm" svg:height="3.048cm" draw:transform="rotate (1.5707963267946) translate (1.651cm 4.06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-0.254cm" svg:height="-1.143cm" svg:x="1.143cm" svg:y="5.7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layer="layout" svg:width="2.86cm" svg:height="0.469cm" svg:x="5.207cm" svg:y="2.57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2.258cm" svg:height="0.469cm" svg:x="5.207cm" svg:y="5.334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6T08:42:24</dc:date>
    <dc:creator>kkk </dc:creator>
    <meta:generator>LibreOffice/3.3$Linux LibreOffice_project/330m19$Build-401</meta:generator>
    <meta:editing-duration>PT2H4M22S</meta:editing-duration>
    <meta:editing-cycles>11</meta:editing-cycles>
    <meta:document-statistic meta:object-count="19"/>
  </office:meta>
</office:document-meta>
</file>

<file path=Object 1/content.xml><?xml version="1.0" encoding="utf-8"?>
<math xmlns="http://www.w3.org/1998/Math/MathML">
  <semantics>
    <mi>x</mi>
    <annotation encoding="StarMath 5.0">x</annotation>
  </semantics>
</math>
</file>

<file path=Object 2/content.xml><?xml version="1.0" encoding="utf-8"?>
<math xmlns="http://www.w3.org/1998/Math/MathML">
  <semantics>
    <mi mathvariant="italic">yz</mi>
    <annotation encoding="StarMath 5.0">yz</annotation>
  </semantics>
</math>
</file>

<file path=Object 3/content.xml><?xml version="1.0" encoding="utf-8"?>
<math xmlns="http://www.w3.org/1998/Math/MathML">
  <semantics>
    <mi>x</mi>
    <annotation encoding="StarMath 5.0">x</annotation>
  </semantics>
</math>
</file>

<file path=Object 4/content.xml><?xml version="1.0" encoding="utf-8"?>
<math xmlns="http://www.w3.org/1998/Math/MathML">
  <semantics>
    <mi mathvariant="italic">yz</mi>
    <annotation encoding="StarMath 5.0">yz</annotation>
  </semantics>
</math>
</file>

<file path=Object 5/content.xml><?xml version="1.0" encoding="utf-8"?>
<math xmlns="http://www.w3.org/1998/Math/MathML">
  <semantics>
    <mrow>
      <mi>C</mi>
      <mo stretchy="false">=</mo>
      <mrow>
        <mrow>
          <mi mathvariant="italic">xz</mi>
          <mo stretchy="false">+</mo>
          <mi mathvariant="italic">xy</mi>
        </mrow>
        <mo stretchy="false">+</mo>
        <mi mathvariant="italic">yz</mi>
      </mrow>
    </mrow>
    <annotation encoding="StarMath 5.0">C=xz+xy+yz</annotation>
  </semantics>
</math>
</file>

<file path=Object 6/content.xml><?xml version="1.0" encoding="utf-8"?>
<math xmlns="http://www.w3.org/1998/Math/MathML">
  <semantics>
    <mrow>
      <mi>S</mi>
      <mo stretchy="false">=</mo>
      <mrow>
        <mrow>
          <mi>x</mi>
          <mo stretchy="false">⊕</mo>
          <mi>y</mi>
        </mrow>
        <mo stretchy="false">⊕</mo>
        <mi>z</mi>
      </mrow>
    </mrow>
    <annotation encoding="StarMath 5.0">S=x oplus y oplus z</annotation>
  </semantics>
</math>
</file>